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85.98mm"/>
    </style:style>
    <style:style style:name="co23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2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vertical-align="automatic"/>
    </style:style>
    <style:style style:name="ce2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ext-properties style:font-name="Arial" fo:font-size="10pt" style:font-size-asian="10pt" style:font-size-complex="10pt"/>
    </style:style>
    <style:style style:name="ce2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6"/>
        <table:table-column table:style-name="co23" table:default-cell-style-name="Default"/>
        <table:table-column table:style-name="co8" table:number-columns-repeated="1016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7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7"/>
          <table:table-cell table:style-name="ce22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4" calcext:value-type="float">
            <text:p>24</text:p>
          </table:table-cell>
          <table:table-cell table:style-name="ce22"/>
          <table:table-cell table:style-name="ce2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26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8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7" calcext:value-type="float">
            <text:p>57</text:p>
          </table:table-cell>
          <table:table-cell table:style-name="ce23"/>
          <table:table-cell table:style-name="ce2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90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6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03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33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41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48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3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74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14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3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23]+5" office:value-type="float" office:value="85" calcext:value-type="float">
            <text:p>85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0" calcext:value-type="float">
            <text:p>80</text:p>
          </table:table-cell>
          <table:table-cell/>
          <table:table-cell table:style-name="ce2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3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33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39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84" calcext:value-type="float">
            <text:p>84</text:p>
          </table:table-cell>
          <table:table-cell/>
          <table:table-cell table:style-name="ce2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4" calcext:value-type="float">
            <text:p>84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50]+5" office:value-type="float" office:value="89" calcext:value-type="float">
            <text:p>89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61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88" calcext:value-type="float">
            <text:p>88</text:p>
          </table:table-cell>
          <table:table-cell table:style-name="ce2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88" calcext:value-type="float">
            <text:p>88</text:p>
          </table:table-cell>
          <table:table-cell table:style-name="ce2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73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380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381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384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385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386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87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89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90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3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3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93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99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01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09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10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11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16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17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418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3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21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22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101" calcext:value-type="float">
            <text:p>101</text:p>
          </table:table-cell>
          <table:table-cell office:value-type="string" calcext:value-type="string">
            <text:p>4/7<text:span text:style-name="T2">th</text:span>s lavatory access. 6Ft 5 between compartments.</text:p>
          </table:table-cell>
          <table:table-cell table:style-name="ce30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30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31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32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33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35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37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38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39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41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42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44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46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47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49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54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55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57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60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61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62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63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64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66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469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70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71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73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74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75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476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78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79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81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82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83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84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85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86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87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88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89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490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91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93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94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95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96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97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98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00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01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02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07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08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09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1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1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13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14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16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17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18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519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520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21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22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30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23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3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24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3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25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2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29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30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31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32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33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34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37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38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39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4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4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4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4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4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46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47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48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49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50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51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52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53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54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55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56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57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58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59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60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61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563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64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565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66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68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69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74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75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77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80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581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82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83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84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587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89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590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92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593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596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597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598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599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0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0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04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0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06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07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08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610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11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13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614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16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20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21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624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633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36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37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3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3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40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641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642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644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647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652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656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658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664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667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669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670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671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672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673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674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90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674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4">00/00/0000</text:date>, <text:time style:data-style-name="N2" text:time-value="00:22:26.298815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12-24T23:53:10.248856707</dc:date>
    <meta:editing-duration>P54DT5H49M31S</meta:editing-duration>
    <meta:editing-cycles>1309</meta:editing-cycles>
    <meta:generator>LibreOffice/5.1.6.2$Linux_X86_64 LibreOffice_project/10m0$Build-2</meta:generator>
    <dc:creator>James Petts</dc:creator>
    <meta:document-statistic meta:table-count="3" meta:cell-count="4221" meta:object-count="0"/>
  </office:meta>
</office:document-meta>
</file>